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bri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go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ic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ntidad</text:p>
          </table:table-cell>
          <table:table-cell office:value-type="float" office:value="35799" calcext:value-type="float">
            <text:p>35799</text:p>
          </table:table-cell>
          <table:table-cell office:value-type="float" office:value="31725" calcext:value-type="float">
            <text:p>31725</text:p>
          </table:table-cell>
          <table:table-cell office:value-type="float" office:value="36081" calcext:value-type="float">
            <text:p>36081</text:p>
          </table:table-cell>
          <table:table-cell office:value-type="float" office:value="34434" calcext:value-type="float">
            <text:p>34434</text:p>
          </table:table-cell>
          <table:table-cell office:value-type="float" office:value="35611" calcext:value-type="float">
            <text:p>35611</text:p>
          </table:table-cell>
          <table:table-cell office:value-type="float" office:value="34725" calcext:value-type="float">
            <text:p>34725</text:p>
          </table:table-cell>
          <table:table-cell office:value-type="float" office:value="36978" calcext:value-type="float">
            <text:p>36978</text:p>
          </table:table-cell>
          <table:table-cell office:value-type="float" office:value="36053" calcext:value-type="float">
            <text:p>36053</text:p>
          </table:table-cell>
          <table:table-cell office:value-type="float" office:value="37676" calcext:value-type="float">
            <text:p>37676</text:p>
          </table:table-cell>
          <table:table-cell office:value-type="float" office:value="37323" calcext:value-type="float">
            <text:p>37323</text:p>
          </table:table-cell>
          <table:table-cell office:value-type="float" office:value="35041" calcext:value-type="float">
            <text:p>35041</text:p>
          </table:table-cell>
          <table:table-cell office:value-type="float" office:value="36149" calcext:value-type="float">
            <text:p>36149</text:p>
          </table:table-cell>
          <table:table-cell table:formula="of:=SUM([.B3:.M3])" office:value-type="float" office:value="427595" calcext:value-type="float">
            <text:p>427595</text:p>
          </table:table-cell>
        </table:table-row>
        <table:table-row table:style-name="ro1">
          <table:table-cell office:value-type="string" calcext:value-type="string">
            <text:p>Frecuencia</text:p>
          </table:table-cell>
          <table:table-cell table:formula="of:=[.B3]/427595" office:value-type="float" office:value="0.0837217460447386" calcext:value-type="float">
            <text:p>0.083721746</text:p>
          </table:table-cell>
          <table:table-cell table:formula="of:=[.C3]/427595" office:value-type="float" office:value="0.0741940387516225" calcext:value-type="float">
            <text:p>0.0741940388</text:p>
          </table:table-cell>
          <table:table-cell table:formula="of:=[.D3]/427595" office:value-type="float" office:value="0.0843812486114197" calcext:value-type="float">
            <text:p>0.0843812486</text:p>
          </table:table-cell>
          <table:table-cell table:formula="of:=[.E3]/427595" office:value-type="float" office:value="0.0805294729826121" calcext:value-type="float">
            <text:p>0.080529473</text:p>
          </table:table-cell>
          <table:table-cell table:formula="of:=[.F3]/427595" office:value-type="float" office:value="0.0832820776669512" calcext:value-type="float">
            <text:p>0.0832820777</text:p>
          </table:table-cell>
          <table:table-cell table:formula="of:=[.G3]/427595" office:value-type="float" office:value="0.0812100235035489" calcext:value-type="float">
            <text:p>0.0812100235</text:p>
          </table:table-cell>
          <table:table-cell table:formula="of:=[.H3]/427595" office:value-type="float" office:value="0.0864790280522457" calcext:value-type="float">
            <text:p>0.0864790281</text:p>
          </table:table-cell>
          <table:table-cell table:formula="of:=[.I3]/427595" office:value-type="float" office:value="0.0843157660870684" calcext:value-type="float">
            <text:p>0.0843157661</text:p>
          </table:table-cell>
          <table:table-cell table:formula="of:=[.J3]/427595" office:value-type="float" office:value="0.0881114138378606" calcext:value-type="float">
            <text:p>0.0881114138</text:p>
          </table:table-cell>
          <table:table-cell table:formula="of:=[.K3]/427595" office:value-type="float" office:value="0.0872858662987172" calcext:value-type="float">
            <text:p>0.0872858663</text:p>
          </table:table-cell>
          <table:table-cell table:formula="of:=[.L3]/427595" office:value-type="float" office:value="0.0819490405640852" calcext:value-type="float">
            <text:p>0.0819490406</text:p>
          </table:table-cell>
          <table:table-cell table:formula="of:=[.M3]/427595" office:value-type="float" office:value="0.08454027759913" calcext:value-type="float">
            <text:p>0.0845402776</text:p>
          </table:table-cell>
          <table:table-cell table:formula="of:=SUM([.B4:.M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c Acum</text:p>
          </table:table-cell>
          <table:table-cell table:formula="of:=[.B4]" office:value-type="float" office:value="0.0837217460447386" calcext:value-type="float">
            <text:p>0.083721746</text:p>
          </table:table-cell>
          <table:table-cell table:formula="of:=[.B5]+[.C4]" office:value-type="float" office:value="0.157915784796361" calcext:value-type="float">
            <text:p>0.1579157848</text:p>
          </table:table-cell>
          <table:table-cell table:formula="of:=[.C5]+[.D4]" office:value-type="float" office:value="0.242297033407781" calcext:value-type="float">
            <text:p>0.2422970334</text:p>
          </table:table-cell>
          <table:table-cell table:formula="of:=[.D5]+[.E4]" office:value-type="float" office:value="0.322826506390393" calcext:value-type="float">
            <text:p>0.3228265064</text:p>
          </table:table-cell>
          <table:table-cell table:formula="of:=[.E5]+[.F4]" office:value-type="float" office:value="0.406108584057344" calcext:value-type="float">
            <text:p>0.4061085841</text:p>
          </table:table-cell>
          <table:table-cell table:formula="of:=[.F5]+[.G4]" office:value-type="float" office:value="0.487318607560893" calcext:value-type="float">
            <text:p>0.4873186076</text:p>
          </table:table-cell>
          <table:table-cell table:formula="of:=[.G5]+[.H4]" office:value-type="float" office:value="0.573797635613139" calcext:value-type="float">
            <text:p>0.5737976356</text:p>
          </table:table-cell>
          <table:table-cell table:formula="of:=[.H5]+[.I4]" office:value-type="float" office:value="0.658113401700207" calcext:value-type="float">
            <text:p>0.6581134017</text:p>
          </table:table-cell>
          <table:table-cell table:formula="of:=[.I5]+[.J4]" office:value-type="float" office:value="0.746224815538068" calcext:value-type="float">
            <text:p>0.7462248155</text:p>
          </table:table-cell>
          <table:table-cell table:formula="of:=[.J5]+[.K4]" office:value-type="float" office:value="0.833510681836785" calcext:value-type="float">
            <text:p>0.8335106818</text:p>
          </table:table-cell>
          <table:table-cell table:formula="of:=[.K5]+[.L4]" office:value-type="float" office:value="0.91545972240087" calcext:value-type="float">
            <text:p>0.9154597224</text:p>
          </table:table-cell>
          <table:table-cell table:formula="of:=[.L5]+[.M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c Acum Inv</text:p>
          </table:table-cell>
          <table:table-cell table:formula="of:=[.C6]+[.B4]" office:value-type="float" office:value="1" calcext:value-type="float">
            <text:p>1</text:p>
          </table:table-cell>
          <table:table-cell table:formula="of:=[.D6]+[.C4]" office:value-type="float" office:value="0.916278253955261" calcext:value-type="float">
            <text:p>0.916278254</text:p>
          </table:table-cell>
          <table:table-cell table:formula="of:=[.E6]+[.D4]" office:value-type="float" office:value="0.842084215203639" calcext:value-type="float">
            <text:p>0.8420842152</text:p>
          </table:table-cell>
          <table:table-cell table:formula="of:=[.F6]+[.E4]" office:value-type="float" office:value="0.757702966592219" calcext:value-type="float">
            <text:p>0.7577029666</text:p>
          </table:table-cell>
          <table:table-cell table:formula="of:=[.G6]+[.F4]" office:value-type="float" office:value="0.677173493609607" calcext:value-type="float">
            <text:p>0.6771734936</text:p>
          </table:table-cell>
          <table:table-cell table:formula="of:=[.H6]+[.G4]" office:value-type="float" office:value="0.593891415942656" calcext:value-type="float">
            <text:p>0.5938914159</text:p>
          </table:table-cell>
          <table:table-cell table:formula="of:=[.I6]+[.H4]" office:value-type="float" office:value="0.512681392439107" calcext:value-type="float">
            <text:p>0.5126813924</text:p>
          </table:table-cell>
          <table:table-cell table:formula="of:=[.J6]+[.I4]" office:value-type="float" office:value="0.426202364386861" calcext:value-type="float">
            <text:p>0.4262023644</text:p>
          </table:table-cell>
          <table:table-cell table:formula="of:=[.K6]+[.J4]" office:value-type="float" office:value="0.341886598299793" calcext:value-type="float">
            <text:p>0.3418865983</text:p>
          </table:table-cell>
          <table:table-cell table:formula="of:=[.L6]+[.K4]" office:value-type="float" office:value="0.253775184461932" calcext:value-type="float">
            <text:p>0.2537751845</text:p>
          </table:table-cell>
          <table:table-cell table:formula="of:=[.M6]+[.L4]" office:value-type="float" office:value="0.166489318163215" calcext:value-type="float">
            <text:p>0.1664893182</text:p>
          </table:table-cell>
          <table:table-cell table:formula="of:=[.M4]" office:value-type="float" office:value="0.08454027759913" calcext:value-type="float">
            <text:p>0.08454027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6:30:32.183678307</meta:creation-date>
    <dc:date>2017-01-05T16:48:37.792162353</dc:date>
    <meta:editing-duration>PT7M55S</meta:editing-duration>
    <meta:editing-cycles>1</meta:editing-cycles>
    <meta:document-statistic meta:table-count="1" meta:cell-count="68" meta:object-count="0"/>
    <meta:generator>LibreOffice/5.1.4.2$Linux_X86_64 LibreOffice_project/10m0$Build-2</meta:generator>
  </office:meta>
</office:document-meta>
</file>